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ackground-color="#ff3333"/>
    </style:style>
    <style:style style:name="ce3" style:family="table-cell" style:parent-style-name="Default" style:data-style-name="N3">
      <style:table-cell-properties fo:background-color="transparent"/>
    </style:style>
    <style:style style:name="ce4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 style:data-style-name="N3">
      <style:table-cell-properties fo:background-color="#ff3333"/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 style:data-style-name="N3">
      <style:table-cell-properties fo:background-color="transparent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99ff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FixSu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SUMs</text:p>
          </table:table-cell>
          <table:table-cell office:value-type="string" calcext:value-type="string">
            <text:p>FixSum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8" table:number-rows-spanned="1">
            <text:p>Sum is simple add-with-carry, fix sum finds any 11 and replaces with 001. Replacement is MSB-&gt;LSB</text:p>
          </table:table-cell>
          <table:covered-table-cell table:number-columns-repeated="7" table:style-name="ce12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 XOR([.C3];[.D3] 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3]*[.A3]" office:value-type="float" office:value="1" calcext:value-type="float">
            <text:p>1</text:p>
          </table:table-cell>
          <table:table-cell table:formula="of:=[.D3]*[.A3]" office:value-type="float" office:value="1" calcext:value-type="float">
            <text:p>1</text:p>
          </table:table-cell>
          <table:table-cell table:formula="of:=[.E3]*[.A3]" office:value-type="float" office:value="0" calcext:value-type="float">
            <text:p>0</text:p>
          </table:table-cell>
          <table:table-cell table:formula="of:=[.F3]*[.A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]+[.A2]" office:value-type="float" office:value="2" calcext:value-type="float">
            <text:p>2</text:p>
          </table:table-cell>
          <table:table-cell table:formula="of:=2^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table:formula="of:=IF( OR(XOR([.C4];[.D4] ); AND([.C3];[.D3])); 1; 0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formula="of:=[.C4]*[.A4]" office:value-type="float" office:value="0" calcext:value-type="float">
            <text:p>0</text:p>
          </table:table-cell>
          <table:table-cell table:formula="of:=[.D4]*[.A4]" office:value-type="float" office:value="0" calcext:value-type="float">
            <text:p>0</text:p>
          </table:table-cell>
          <table:table-cell table:formula="of:=[.E4]*[.A4]" office:value-type="float" office:value="2" calcext:value-type="float">
            <text:p>2</text:p>
          </table:table-cell>
          <table:table-cell table:formula="of:=[.F4]*[.A4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formula="of:=[.A4]+[.A3]" office:value-type="float" office:value="3" calcext:value-type="float">
            <text:p>3</text:p>
          </table:table-cell>
          <table:table-cell table:formula="of:=2^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table:formula="of:=IF( OR(XOR([.C5];[.D5] ); AND([.C4];[.D4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5]*[.A5]" office:value-type="float" office:value="3" calcext:value-type="float">
            <text:p>3</text:p>
          </table:table-cell>
          <table:table-cell table:formula="of:=[.D5]*[.A5]" office:value-type="float" office:value="0" calcext:value-type="float">
            <text:p>0</text:p>
          </table:table-cell>
          <table:table-cell table:formula="of:=[.E5]*[.A5]" office:value-type="float" office:value="3" calcext:value-type="float">
            <text:p>3</text:p>
          </table:table-cell>
          <table:table-cell table:formula="of:=[.F5]*[.A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5]+[.A4]" office:value-type="float" office:value="5" calcext:value-type="float">
            <text:p>5</text:p>
          </table:table-cell>
          <table:table-cell table:formula="of:=2^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table:formula="of:=IF( OR(XOR([.C6];[.D6] ); AND([.C5];[.D5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6]*[.A6]" office:value-type="float" office:value="0" calcext:value-type="float">
            <text:p>0</text:p>
          </table:table-cell>
          <table:table-cell table:formula="of:=[.D6]*[.A6]" office:value-type="float" office:value="5" calcext:value-type="float">
            <text:p>5</text:p>
          </table:table-cell>
          <table:table-cell table:formula="of:=[.E6]*[.A6]" office:value-type="float" office:value="5" calcext:value-type="float">
            <text:p>5</text:p>
          </table:table-cell>
          <table:table-cell table:formula="of:=[.F6]*[.A6]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[.A6]+[.A5]" office:value-type="float" office:value="8" calcext:value-type="float">
            <text:p>8</text:p>
          </table:table-cell>
          <table:table-cell table:formula="of:=2^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formula="of:=IF( OR(XOR([.C7];[.D7] ); AND([.C6];[.D6])); 1; 0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[.C7]*[.A7]" office:value-type="float" office:value="0" calcext:value-type="float">
            <text:p>0</text:p>
          </table:table-cell>
          <table:table-cell table:formula="of:=[.D7]*[.A7]" office:value-type="float" office:value="0" calcext:value-type="float">
            <text:p>0</text:p>
          </table:table-cell>
          <table:table-cell table:formula="of:=[.E7]*[.A7]" office:value-type="float" office:value="0" calcext:value-type="float">
            <text:p>0</text:p>
          </table:table-cell>
          <table:table-cell table:formula="of:=[.F7]*[.A7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formula="of:=[.A7]+[.A6]" office:value-type="float" office:value="13" calcext:value-type="float">
            <text:p>13</text:p>
          </table:table-cell>
          <table:table-cell table:formula="of:=2^5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XOR([.C8];[.D8] ); AND([.C7];[.D7])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8]*[.A8]" office:value-type="float" office:value="0" calcext:value-type="float">
            <text:p>0</text:p>
          </table:table-cell>
          <table:table-cell table:formula="of:=[.D8]*[.A8]" office:value-type="float" office:value="0" calcext:value-type="float">
            <text:p>0</text:p>
          </table:table-cell>
          <table:table-cell table:formula="of:=[.E8]*[.A8]" office:value-type="float" office:value="0" calcext:value-type="float">
            <text:p>0</text:p>
          </table:table-cell>
          <table:table-cell table:formula="of:=[.F8]*[.A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8]+[.A7]" office:value-type="float" office:value="21" calcext:value-type="float">
            <text:p>21</text:p>
          </table:table-cell>
          <table:table-cell table:formula="of:=2^6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XOR([.C9];[.D9] ); AND([.C8];[.D8])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9]*[.A9]" office:value-type="float" office:value="0" calcext:value-type="float">
            <text:p>0</text:p>
          </table:table-cell>
          <table:table-cell table:formula="of:=[.D9]*[.A9]" office:value-type="float" office:value="0" calcext:value-type="float">
            <text:p>0</text:p>
          </table:table-cell>
          <table:table-cell table:formula="of:=[.E9]*[.A9]" office:value-type="float" office:value="0" calcext:value-type="float">
            <text:p>0</text:p>
          </table:table-cell>
          <table:table-cell table:formula="of:=[.F9]*[.A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9]+[.A8]" office:value-type="float" office:value="34" calcext:value-type="float">
            <text:p>34</text:p>
          </table:table-cell>
          <table:table-cell table:formula="of:=2^7" office:value-type="float" office:value="128" calcext:value-type="float">
            <text:p>12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IF( OR(XOR([.C10];[.D10] ); AND([.C9];[.D9])); 1; 0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formula="of:=[.C10]*[.A10]" office:value-type="float" office:value="34" calcext:value-type="float">
            <text:p>34</text:p>
          </table:table-cell>
          <table:table-cell table:formula="of:=[.D10]*[.A10]" office:value-type="float" office:value="0" calcext:value-type="float">
            <text:p>0</text:p>
          </table:table-cell>
          <table:table-cell table:formula="of:=[.E10]*[.A10]" office:value-type="float" office:value="34" calcext:value-type="float">
            <text:p>34</text:p>
          </table:table-cell>
          <table:table-cell table:formula="of:=[.F10]*[.A10]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formula="of:=[.A10]+[.A9]" office:value-type="float" office:value="55" calcext:value-type="float">
            <text:p>55</text:p>
          </table:table-cell>
          <table:table-cell table:formula="of:=2^8" office:value-type="float" office:value="256" calcext:value-type="float">
            <text:p>2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IF( OR(XOR([.C11];[.D11] ); AND([.C10];[.D10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formula="of:=[.C11]*[.A11]" office:value-type="float" office:value="0" calcext:value-type="float">
            <text:p>0</text:p>
          </table:table-cell>
          <table:table-cell table:formula="of:=[.D11]*[.A11]" office:value-type="float" office:value="55" calcext:value-type="float">
            <text:p>55</text:p>
          </table:table-cell>
          <table:table-cell table:formula="of:=[.E11]*[.A11]" office:value-type="float" office:value="55" calcext:value-type="float">
            <text:p>55</text:p>
          </table:table-cell>
          <table:table-cell table:formula="of:=[.F11]*[.A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1]+[.A10]" office:value-type="float" office:value="89" calcext:value-type="float">
            <text:p>89</text:p>
          </table:table-cell>
          <table:table-cell table:formula="of:=2^9" office:value-type="float" office:value="512" calcext:value-type="float">
            <text:p>5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 OR(XOR([.C12];[.D12] ); AND([.C11];[.D11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12]*[.A12]" office:value-type="float" office:value="89" calcext:value-type="float">
            <text:p>89</text:p>
          </table:table-cell>
          <table:table-cell table:formula="of:=[.D12]*[.A12]" office:value-type="float" office:value="0" calcext:value-type="float">
            <text:p>0</text:p>
          </table:table-cell>
          <table:table-cell table:formula="of:=[.E12]*[.A12]" office:value-type="float" office:value="89" calcext:value-type="float">
            <text:p>89</text:p>
          </table:table-cell>
          <table:table-cell table:formula="of:=[.F12]*[.A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2]+[.A11]" office:value-type="float" office:value="144" calcext:value-type="float">
            <text:p>144</text:p>
          </table:table-cell>
          <table:table-cell table:formula="of:=2^10" office:value-type="float" office:value="1024" calcext:value-type="float">
            <text:p>1,0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IF( OR(XOR([.C13];[.D13] ); AND([.C12];[.D12])); 1; 0)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formula="of:=[.C13]*[.A13]" office:value-type="float" office:value="0" calcext:value-type="float">
            <text:p>0</text:p>
          </table:table-cell>
          <table:table-cell table:formula="of:=[.D13]*[.A13]" office:value-type="float" office:value="144" calcext:value-type="float">
            <text:p>144</text:p>
          </table:table-cell>
          <table:table-cell table:formula="of:=[.E13]*[.A13]" office:value-type="float" office:value="144" calcext:value-type="float">
            <text:p>144</text:p>
          </table:table-cell>
          <table:table-cell table:formula="of:=[.F13]*[.A13]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formula="of:=[.A13]+[.A12]" office:value-type="float" office:value="233" calcext:value-type="float">
            <text:p>233</text:p>
          </table:table-cell>
          <table:table-cell table:formula="of:=2^11" office:value-type="float" office:value="2048" calcext:value-type="float">
            <text:p>2,04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table:formula="of:=IF( OR(XOR([.C14];[.D14] ); AND([.C13];[.D13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14]*[.A14]" office:value-type="float" office:value="233" calcext:value-type="float">
            <text:p>233</text:p>
          </table:table-cell>
          <table:table-cell table:formula="of:=[.D14]*[.A14]" office:value-type="float" office:value="0" calcext:value-type="float">
            <text:p>0</text:p>
          </table:table-cell>
          <table:table-cell table:formula="of:=[.E14]*[.A14]" office:value-type="float" office:value="233" calcext:value-type="float">
            <text:p>233</text:p>
          </table:table-cell>
          <table:table-cell table:formula="of:=[.F14]*[.A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4]+[.A13]" office:value-type="float" office:value="377" calcext:value-type="float">
            <text:p>377</text:p>
          </table:table-cell>
          <table:table-cell table:formula="of:=2^12" office:value-type="float" office:value="4096" calcext:value-type="float">
            <text:p>4,09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IF( OR(XOR([.C15];[.D15] ); AND([.C14];[.D14])); 1; 0)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formula="of:=[.C15]*[.A15]" office:value-type="float" office:value="0" calcext:value-type="float">
            <text:p>0</text:p>
          </table:table-cell>
          <table:table-cell table:formula="of:=[.D15]*[.A15]" office:value-type="float" office:value="377" calcext:value-type="float">
            <text:p>377</text:p>
          </table:table-cell>
          <table:table-cell table:formula="of:=[.E15]*[.A15]" office:value-type="float" office:value="377" calcext:value-type="float">
            <text:p>377</text:p>
          </table:table-cell>
          <table:table-cell table:formula="of:=[.F15]*[.A15]"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 table:formula="of:=[.A15]+[.A14]" office:value-type="float" office:value="610" calcext:value-type="float">
            <text:p>610</text:p>
          </table:table-cell>
          <table:table-cell table:formula="of:=2^13" office:value-type="float" office:value="8192" calcext:value-type="float">
            <text:p>8,19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IF( OR(XOR([.C16];[.D16] ); AND([.C15];[.D15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16]*[.A16]" office:value-type="float" office:value="610" calcext:value-type="float">
            <text:p>610</text:p>
          </table:table-cell>
          <table:table-cell table:formula="of:=[.D16]*[.A16]" office:value-type="float" office:value="0" calcext:value-type="float">
            <text:p>0</text:p>
          </table:table-cell>
          <table:table-cell table:formula="of:=[.E16]*[.A16]" office:value-type="float" office:value="610" calcext:value-type="float">
            <text:p>610</text:p>
          </table:table-cell>
          <table:table-cell table:formula="of:=[.F16]*[.A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6]+[.A15]" office:value-type="float" office:value="987" calcext:value-type="float">
            <text:p>987</text:p>
          </table:table-cell>
          <table:table-cell table:formula="of:=2^14" office:value-type="float" office:value="16384" calcext:value-type="float">
            <text:p>16,38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IF( OR(XOR([.C17];[.D17] ); AND([.C16];[.D16])); 1; 0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[.C17]*[.A17]" office:value-type="float" office:value="0" calcext:value-type="float">
            <text:p>0</text:p>
          </table:table-cell>
          <table:table-cell table:formula="of:=[.D17]*[.A17]" office:value-type="float" office:value="0" calcext:value-type="float">
            <text:p>0</text:p>
          </table:table-cell>
          <table:table-cell table:formula="of:=[.E17]*[.A17]" office:value-type="float" office:value="0" calcext:value-type="float">
            <text:p>0</text:p>
          </table:table-cell>
          <table:table-cell table:formula="of:=[.F17]*[.A17]" office:value-type="float" office:value="987" calcext:value-type="float">
            <text:p>987</text:p>
          </table:table-cell>
          <table:table-cell table:number-columns-repeated="1014"/>
        </table:table-row>
        <table:table-row table:style-name="ro1">
          <table:table-cell table:formula="of:=[.A17]+[.A16]" office:value-type="float" office:value="1597" calcext:value-type="float">
            <text:p>1,597</text:p>
          </table:table-cell>
          <table:table-cell table:formula="of:=2^15" office:value-type="float" office:value="32768" calcext:value-type="float">
            <text:p>32,76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IF( OR(XOR([.C18];[.D18] ); AND([.C17];[.D17])); 1; 0)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formula="of:=[.C18]*[.A18]" office:value-type="float" office:value="0" calcext:value-type="float">
            <text:p>0</text:p>
          </table:table-cell>
          <table:table-cell table:formula="of:=[.D18]*[.A18]" office:value-type="float" office:value="0" calcext:value-type="float">
            <text:p>0</text:p>
          </table:table-cell>
          <table:table-cell table:formula="of:=[.E18]*[.A18]" office:value-type="float" office:value="0" calcext:value-type="float">
            <text:p>0</text:p>
          </table:table-cell>
          <table:table-cell table:formula="of:=[.F18]*[.A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8]+[.A17]" office:value-type="float" office:value="2584" calcext:value-type="float">
            <text:p>2,584</text:p>
          </table:table-cell>
          <table:table-cell table:formula="of:=2^16" office:value-type="float" office:value="65536" calcext:value-type="float">
            <text:p>65,5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 OR(XOR([.C19];[.D19] ); AND([.C18];[.D18])); 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19]*[.A19]" office:value-type="float" office:value="0" calcext:value-type="float">
            <text:p>0</text:p>
          </table:table-cell>
          <table:table-cell table:formula="of:=[.D19]*[.A19]" office:value-type="float" office:value="0" calcext:value-type="float">
            <text:p>0</text:p>
          </table:table-cell>
          <table:table-cell table:formula="of:=[.E19]*[.A19]" office:value-type="float" office:value="0" calcext:value-type="float">
            <text:p>0</text:p>
          </table:table-cell>
          <table:table-cell table:formula="of:=[.F19]*[.A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9]+[.A18]" office:value-type="float" office:value="4181" calcext:value-type="float">
            <text:p>4,181</text:p>
          </table:table-cell>
          <table:table-cell table:formula="of:=2^17" office:value-type="float" office:value="131072" calcext:value-type="float">
            <text:p>131,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table:formula="of:=IF( OR(XOR([.C20];[.D20] ); AND([.C19];[.D19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20]*[.A20]" office:value-type="float" office:value="4181" calcext:value-type="float">
            <text:p>4181</text:p>
          </table:table-cell>
          <table:table-cell table:formula="of:=[.D20]*[.A20]" office:value-type="float" office:value="0" calcext:value-type="float">
            <text:p>0</text:p>
          </table:table-cell>
          <table:table-cell table:formula="of:=[.E20]*[.A20]" office:value-type="float" office:value="4181" calcext:value-type="float">
            <text:p>4181</text:p>
          </table:table-cell>
          <table:table-cell table:formula="of:=[.F20]*[.A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0]+[.A19]" office:value-type="float" office:value="6765" calcext:value-type="float">
            <text:p>6,765</text:p>
          </table:table-cell>
          <table:table-cell table:formula="of:=2^18" office:value-type="float" office:value="262144" calcext:value-type="float">
            <text:p>262,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table:formula="of:=IF( OR(XOR([.C21];[.D21] ); AND([.C20];[.D20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21]*[.A21]" office:value-type="float" office:value="0" calcext:value-type="float">
            <text:p>0</text:p>
          </table:table-cell>
          <table:table-cell table:formula="of:=[.D21]*[.A21]" office:value-type="float" office:value="6765" calcext:value-type="float">
            <text:p>6765</text:p>
          </table:table-cell>
          <table:table-cell table:formula="of:=[.E21]*[.A21]" office:value-type="float" office:value="6765" calcext:value-type="float">
            <text:p>6765</text:p>
          </table:table-cell>
          <table:table-cell table:formula="of:=[.F21]*[.A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1]+[.A20]" office:value-type="float" office:value="10946" calcext:value-type="float">
            <text:p>10,946</text:p>
          </table:table-cell>
          <table:table-cell table:formula="of:=2^19" office:value-type="float" office:value="524288" calcext:value-type="float">
            <text:p>524,28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IF( OR(XOR([.C22];[.D22] ); AND([.C21];[.D21])); 1; 0)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C22]*[.A22]" office:value-type="float" office:value="10946" calcext:value-type="float">
            <text:p>10946</text:p>
          </table:table-cell>
          <table:table-cell table:formula="of:=[.D22]*[.A22]" office:value-type="float" office:value="10946" calcext:value-type="float">
            <text:p>10946</text:p>
          </table:table-cell>
          <table:table-cell table:formula="of:=[.E22]*[.A22]" office:value-type="float" office:value="0" calcext:value-type="float">
            <text:p>0</text:p>
          </table:table-cell>
          <table:table-cell table:formula="of:=[.F22]*[.A22]" office:value-type="float" office:value="10946" calcext:value-type="float">
            <text:p>10946</text:p>
          </table:table-cell>
          <table:table-cell table:number-columns-repeated="1014"/>
        </table:table-row>
        <table:table-row table:style-name="ro1">
          <table:table-cell table:formula="of:=[.A22]+[.A21]" office:value-type="float" office:value="17711" calcext:value-type="float">
            <text:p>17,711</text:p>
          </table:table-cell>
          <table:table-cell table:formula="of:=2^20" office:value-type="float" office:value="1048576" calcext:value-type="float">
            <text:p>1,048,5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IF( OR(XOR([.C23];[.D23] ); AND([.C22];[.D22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23]*[.A23]" office:value-type="float" office:value="0" calcext:value-type="float">
            <text:p>0</text:p>
          </table:table-cell>
          <table:table-cell table:formula="of:=[.D23]*[.A23]" office:value-type="float" office:value="0" calcext:value-type="float">
            <text:p>0</text:p>
          </table:table-cell>
          <table:table-cell table:formula="of:=[.E23]*[.A23]" office:value-type="float" office:value="17711" calcext:value-type="float">
            <text:p>17711</text:p>
          </table:table-cell>
          <table:table-cell table:formula="of:=[.F23]*[.A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3]+[.A22]" office:value-type="float" office:value="28657" calcext:value-type="float">
            <text:p>28,657</text:p>
          </table:table-cell>
          <table:table-cell table:formula="of:=2^21" office:value-type="float" office:value="2097152" calcext:value-type="float">
            <text:p>2,097,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table:formula="of:=IF( OR(XOR([.C24];[.D24] ); AND([.C23];[.D23])); 1; 0)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24]*[.A24]" office:value-type="float" office:value="0" calcext:value-type="float">
            <text:p>0</text:p>
          </table:table-cell>
          <table:table-cell table:formula="of:=[.D24]*[.A24]" office:value-type="float" office:value="28657" calcext:value-type="float">
            <text:p>28657</text:p>
          </table:table-cell>
          <table:table-cell table:formula="of:=[.E24]*[.A24]" office:value-type="float" office:value="28657" calcext:value-type="float">
            <text:p>28657</text:p>
          </table:table-cell>
          <table:table-cell table:formula="of:=[.F24]*[.A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4]+[.A23]" office:value-type="float" office:value="46368" calcext:value-type="float">
            <text:p>46,368</text:p>
          </table:table-cell>
          <table:table-cell table:formula="of:=2^22" office:value-type="float" office:value="4194304" calcext:value-type="float">
            <text:p>4,194,3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[.C25]*[.A25]" office:value-type="float" office:value="0" calcext:value-type="float">
            <text:p>0</text:p>
          </table:table-cell>
          <table:table-cell table:formula="of:=[.D25]*[.A25]" office:value-type="float" office:value="0" calcext:value-type="float">
            <text:p>0</text:p>
          </table:table-cell>
          <table:table-cell table:formula="of:=[.E25]*[.A25]" office:value-type="float" office:value="0" calcext:value-type="float">
            <text:p>0</text:p>
          </table:table-cell>
          <table:table-cell table:formula="of:=[.F25]*[.A25]" office:value-type="float" office:value="46368" calcext:value-type="float">
            <text:p>46368</text:p>
          </table:table-cell>
          <table:table-cell table:number-columns-repeated="1014"/>
        </table:table-row>
        <table:table-row table:style-name="ro2">
          <table:table-cell table:formula="of:=[.A25]+[.A24]" office:value-type="float" office:value="75025" calcext:value-type="float">
            <text:p>75,025</text:p>
          </table:table-cell>
          <table:table-cell table:formula="of:=2^23" office:value-type="float" office:value="8388608" calcext:value-type="float">
            <text:p>8,388,608</text:p>
          </table:table-cell>
          <table:table-cell table:style-name="ce10" table:number-columns-repeated="4"/>
          <table:table-cell table:style-name="ce10" table:formula="of:=SUM([.G3:.G25])" office:value-type="float" office:value="16097" calcext:value-type="float">
            <text:p>16097</text:p>
          </table:table-cell>
          <table:table-cell table:style-name="ce10" table:formula="of:=SUM([.H3:.H25])" office:value-type="float" office:value="46950" calcext:value-type="float">
            <text:p>46950</text:p>
          </table:table-cell>
          <table:table-cell table:style-name="ce16" table:formula="of:=SUM([.I3:.I25])" office:value-type="float" office:value="58866" calcext:value-type="float">
            <text:p>58866</text:p>
          </table:table-cell>
          <table:table-cell table:style-name="ce16" table:formula="of:=SUM([.J3:.J25])" office:value-type="float" office:value="58866" calcext:value-type="float">
            <text:p>58866</text:p>
          </table:table-cell>
          <table:table-cell table:style-name="ce10" table:number-columns-repeated="1014"/>
        </table:table-row>
        <table:table-row table:style-name="ro1">
          <table:table-cell table:formula="of:=[.A26]+[.A25]" office:value-type="float" office:value="121393" calcext:value-type="float">
            <text:p>121,393</text:p>
          </table:table-cell>
          <table:table-cell table:formula="of:=2^24" office:value-type="float" office:value="16777216" calcext:value-type="float">
            <text:p>16,777,216</text:p>
          </table:table-cell>
          <table:table-cell table:number-columns-repeated="1022"/>
        </table:table-row>
        <table:table-row table:style-name="ro1">
          <table:table-cell table:formula="of:=[.A27]+[.A26]" office:value-type="float" office:value="196418" calcext:value-type="float">
            <text:p>196,418</text:p>
          </table:table-cell>
          <table:table-cell table:formula="of:=2^25" office:value-type="float" office:value="33554432" calcext:value-type="float">
            <text:p>33,554,432</text:p>
          </table:table-cell>
          <table:table-cell table:number-columns-repeated="1022"/>
        </table:table-row>
        <table:table-row table:style-name="ro1">
          <table:table-cell table:formula="of:=[.A28]+[.A27]" office:value-type="float" office:value="317811" calcext:value-type="float">
            <text:p>317,811</text:p>
          </table:table-cell>
          <table:table-cell table:formula="of:=2^26" office:value-type="float" office:value="67108864" calcext:value-type="float">
            <text:p>67,108,864</text:p>
          </table:table-cell>
          <table:table-cell table:number-columns-repeated="1022"/>
        </table:table-row>
        <table:table-row table:style-name="ro1">
          <table:table-cell table:formula="of:=[.A29]+[.A28]" office:value-type="float" office:value="514229" calcext:value-type="float">
            <text:p>514,229</text:p>
          </table:table-cell>
          <table:table-cell table:formula="of:=2^27" office:value-type="float" office:value="134217728" calcext:value-type="float">
            <text:p>134,217,728</text:p>
          </table:table-cell>
          <table:table-cell table:number-columns-repeated="1022"/>
        </table:table-row>
        <table:table-row table:style-name="ro1">
          <table:table-cell table:formula="of:=[.A30]+[.A29]" office:value-type="float" office:value="832040" calcext:value-type="float">
            <text:p>832,040</text:p>
          </table:table-cell>
          <table:table-cell table:formula="of:=2^28" office:value-type="float" office:value="268435456" calcext:value-type="float">
            <text:p>268,435,456</text:p>
          </table:table-cell>
          <table:table-cell table:number-columns-repeated="1022"/>
        </table:table-row>
        <table:table-row table:style-name="ro1">
          <table:table-cell table:formula="of:=[.A31]+[.A30]" office:value-type="float" office:value="1346269" calcext:value-type="float">
            <text:p>1,346,269</text:p>
          </table:table-cell>
          <table:table-cell table:formula="of:=2^29" office:value-type="float" office:value="536870912" calcext:value-type="float">
            <text:p>536,870,912</text:p>
          </table:table-cell>
          <table:table-cell table:number-columns-repeated="1022"/>
        </table:table-row>
        <table:table-row table:style-name="ro1">
          <table:table-cell table:formula="of:=[.A32]+[.A31]" office:value-type="float" office:value="2178309" calcext:value-type="float">
            <text:p>2,178,309</text:p>
          </table:table-cell>
          <table:table-cell table:formula="of:=2^30" office:value-type="float" office:value="1073741824" calcext:value-type="float">
            <text:p>1,073,741,824</text:p>
          </table:table-cell>
          <table:table-cell table:number-columns-repeated="1022"/>
        </table:table-row>
        <table:table-row table:style-name="ro1">
          <table:table-cell table:formula="of:=[.A33]+[.A32]" office:value-type="float" office:value="3524578" calcext:value-type="float">
            <text:p>3,524,578</text:p>
          </table:table-cell>
          <table:table-cell table:formula="of:=2^31" office:value-type="float" office:value="2147483648" calcext:value-type="float">
            <text:p>2,147,483,648</text:p>
          </table:table-cell>
          <table:table-cell table:number-columns-repeated="1022"/>
        </table:table-row>
        <table:table-row table:style-name="ro1">
          <table:table-cell table:formula="of:=[.A34]+[.A33]" office:value-type="float" office:value="5702887" calcext:value-type="float">
            <text:p>5,702,887</text:p>
          </table:table-cell>
          <table:table-cell table:style-name="ce5" table:formula="of:=2^32" office:value-type="float" office:value="4294967296" calcext:value-type="float">
            <text:p>4,294,967,29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[.A35]+[.A34]" office:value-type="float" office:value="9227465" calcext:value-type="float">
            <text:p>9,227,465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36]+[.A35]" office:value-type="float" office:value="14930352" calcext:value-type="float">
            <text:p>14,930,352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37]+[.A36]" office:value-type="float" office:value="24157817" calcext:value-type="float">
            <text:p>24,157,817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38]+[.A37]" office:value-type="float" office:value="39088169" calcext:value-type="float">
            <text:p>39,088,169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39]+[.A38]" office:value-type="float" office:value="63245986" calcext:value-type="float">
            <text:p>63,245,986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0]+[.A39]" office:value-type="float" office:value="102334155" calcext:value-type="float">
            <text:p>102,334,155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1]+[.A40]" office:value-type="float" office:value="165580141" calcext:value-type="float">
            <text:p>165,580,141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2]+[.A41]" office:value-type="float" office:value="267914296" calcext:value-type="float">
            <text:p>267,914,296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3]+[.A42]" office:value-type="float" office:value="433494437" calcext:value-type="float">
            <text:p>433,494,437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4]+[.A43]" office:value-type="float" office:value="701408733" calcext:value-type="float">
            <text:p>701,408,733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5]+[.A44]" office:value-type="float" office:value="1134903170" calcext:value-type="float">
            <text:p>1,134,903,170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6]+[.A45]" office:value-type="float" office:value="1836311903" calcext:value-type="float">
            <text:p>1,836,311,903</text:p>
          </table:table-cell>
          <table:table-cell/>
          <table:table-cell table:style-name="ce11"/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2" table:formula="of:=[.A47]+[.A46]" office:value-type="float" office:value="2971215073" calcext:value-type="float">
            <text:p>2,971,215,073</text:p>
          </table:table-cell>
          <table:table-cell table:style-name="ce5"/>
          <table:table-cell table:style-name="ce11" office:value-type="string" calcext:value-type="string">
            <text:p>14 bit deficit between 32bit bin and equivalent fibonacci</text:p>
          </table:table-cell>
          <table:table-cell table:number-columns-repeated="1021"/>
        </table:table-row>
        <table:table-row table:style-name="ro1">
          <table:table-cell table:style-name="ce3" table:formula="of:=[.A48]+[.A47]" office:value-type="float" office:value="4807526976" calcext:value-type="float">
            <text:p>4,807,526,976</text:p>
          </table:table-cell>
          <table:table-cell table:style-name="ce6"/>
          <table:table-cell office:value-type="string" calcext:value-type="string">
            <text:p>(32bit bin needs 46 bits of fibonacci code)</text:p>
          </table:table-cell>
          <table:table-cell table:number-columns-repeated="1021"/>
        </table:table-row>
        <table:table-row table:style-name="ro1">
          <table:table-cell table:formula="of:=[.A49]+[.A48]" office:value-type="float" office:value="7778742049" calcext:value-type="float">
            <text:p>7,778,742,049</text:p>
          </table:table-cell>
          <table:table-cell table:number-columns-repeated="1023"/>
        </table:table-row>
        <table:table-row table:style-name="ro1">
          <table:table-cell table:formula="of:=[.A50]+[.A49]" office:value-type="float" office:value="12586269025" calcext:value-type="float">
            <text:p>12,586,269,025</text:p>
          </table:table-cell>
          <table:table-cell table:number-columns-repeated="1023"/>
        </table:table-row>
        <table:table-row table:style-name="ro1">
          <table:table-cell table:formula="of:=[.A51]+[.A50]" office:value-type="float" office:value="20365011074" calcext:value-type="float">
            <text:p>20,365,011,074</text:p>
          </table:table-cell>
          <table:table-cell table:number-columns-repeated="1023"/>
        </table:table-row>
        <table:table-row table:style-name="ro1">
          <table:table-cell table:formula="of:=[.A52]+[.A51]" office:value-type="float" office:value="32951280099" calcext:value-type="float">
            <text:p>32,951,280,099</text:p>
          </table:table-cell>
          <table:table-cell table:number-columns-repeated="1023"/>
        </table:table-row>
        <table:table-row table:style-name="ro1">
          <table:table-cell table:formula="of:=[.A53]+[.A52]" office:value-type="float" office:value="53316291173" calcext:value-type="float">
            <text:p>53,316,291,173</text:p>
          </table:table-cell>
          <table:table-cell table:number-columns-repeated="1023"/>
        </table:table-row>
        <table:table-row table:style-name="ro1">
          <table:table-cell table:formula="of:=[.A54]+[.A53]" office:value-type="float" office:value="86267571272" calcext:value-type="float">
            <text:p>86,267,571,272</text:p>
          </table:table-cell>
          <table:table-cell table:number-columns-repeated="1023"/>
        </table:table-row>
        <table:table-row table:style-name="ro1">
          <table:table-cell table:formula="of:=[.A55]+[.A54]" office:value-type="float" office:value="139583862445" calcext:value-type="float">
            <text:p>139,583,862,445</text:p>
          </table:table-cell>
          <table:table-cell table:number-columns-repeated="1023"/>
        </table:table-row>
        <table:table-row table:style-name="ro1">
          <table:table-cell table:formula="of:=[.A56]+[.A55]" office:value-type="float" office:value="225851433717" calcext:value-type="float">
            <text:p>225,851,433,717</text:p>
          </table:table-cell>
          <table:table-cell table:number-columns-repeated="1023"/>
        </table:table-row>
        <table:table-row table:style-name="ro1">
          <table:table-cell table:formula="of:=[.A57]+[.A56]" office:value-type="float" office:value="365435296162" calcext:value-type="float">
            <text:p>365,435,296,162</text:p>
          </table:table-cell>
          <table:table-cell table:number-columns-repeated="1023"/>
        </table:table-row>
        <table:table-row table:style-name="ro1">
          <table:table-cell table:formula="of:=[.A58]+[.A57]" office:value-type="float" office:value="591286729879" calcext:value-type="float">
            <text:p>591,286,729,879</text:p>
          </table:table-cell>
          <table:table-cell table:number-columns-repeated="1023"/>
        </table:table-row>
        <table:table-row table:style-name="ro1">
          <table:table-cell table:formula="of:=[.A59]+[.A58]" office:value-type="float" office:value="956722026041" calcext:value-type="float">
            <text:p>956,722,026,041</text:p>
          </table:table-cell>
          <table:table-cell table:number-columns-repeated="1023"/>
        </table:table-row>
        <table:table-row table:style-name="ro1">
          <table:table-cell table:formula="of:=[.A60]+[.A59]" office:value-type="float" office:value="1548008755920" calcext:value-type="float">
            <text:p>1,548,008,755,920</text:p>
          </table:table-cell>
          <table:table-cell table:number-columns-repeated="1023"/>
        </table:table-row>
        <table:table-row table:style-name="ro1">
          <table:table-cell table:formula="of:=[.A61]+[.A60]" office:value-type="float" office:value="2504730781961" calcext:value-type="float">
            <text:p>2,504,730,781,961</text:p>
          </table:table-cell>
          <table:table-cell table:number-columns-repeated="1023"/>
        </table:table-row>
        <table:table-row table:style-name="ro1">
          <table:table-cell table:formula="of:=[.A62]+[.A61]" office:value-type="float" office:value="4052739537881" calcext:value-type="float">
            <text:p>4,052,739,537,881</text:p>
          </table:table-cell>
          <table:table-cell table:number-columns-repeated="1023"/>
        </table:table-row>
        <table:table-row table:style-name="ro1">
          <table:table-cell table:formula="of:=[.A63]+[.A62]" office:value-type="float" office:value="6557470319842" calcext:value-type="float">
            <text:p>6,557,470,319,842</text:p>
          </table:table-cell>
          <table:table-cell table:number-columns-repeated="1023"/>
        </table:table-row>
        <table:table-row table:style-name="ro1">
          <table:table-cell table:formula="of:=[.A64]+[.A63]" office:value-type="float" office:value="10610209857723" calcext:value-type="float">
            <text:p>10,610,209,857,723</text:p>
          </table:table-cell>
          <table:table-cell table:style-name="ce7" table:formula="of:=2^64" office:value-type="float" office:value="1.84467440737096E+019" calcext:value-type="float" table:number-columns-spanned="2" table:number-rows-spanned="1">
            <text:p>18,446,744,073,709,600,000</text:p>
          </table:table-cell>
          <table:covered-table-cell/>
          <table:table-cell office:value-type="string" calcext:value-type="string">
            <text:p>(93 bits of Fibonacci to cover max of 64 bit bin)</text:p>
          </table:table-cell>
          <table:table-cell table:number-columns-repeated="1020"/>
        </table:table-row>
        <table:table-row table:style-name="ro1">
          <table:table-cell table:formula="of:=[.A65]+[.A64]" office:value-type="float" office:value="17167680177565" calcext:value-type="float">
            <text:p>17,167,680,177,565</text:p>
          </table:table-cell>
          <table:table-cell table:number-columns-repeated="1023"/>
        </table:table-row>
        <table:table-row table:style-name="ro1">
          <table:table-cell table:formula="of:=[.A66]+[.A65]" office:value-type="float" office:value="27777890035288" calcext:value-type="float">
            <text:p>27,777,890,035,288</text:p>
          </table:table-cell>
          <table:table-cell table:number-columns-repeated="1023"/>
        </table:table-row>
        <table:table-row table:style-name="ro1">
          <table:table-cell table:formula="of:=[.A67]+[.A66]" office:value-type="float" office:value="44945570212853" calcext:value-type="float">
            <text:p>44,945,570,212,853</text:p>
          </table:table-cell>
          <table:table-cell table:number-columns-repeated="1023"/>
        </table:table-row>
        <table:table-row table:style-name="ro1">
          <table:table-cell table:formula="of:=[.A68]+[.A67]" office:value-type="float" office:value="72723460248141" calcext:value-type="float">
            <text:p>72,723,460,248,141</text:p>
          </table:table-cell>
          <table:table-cell table:number-columns-repeated="1023"/>
        </table:table-row>
        <table:table-row table:style-name="ro1">
          <table:table-cell table:formula="of:=[.A69]+[.A68]" office:value-type="float" office:value="117669030460994" calcext:value-type="float">
            <text:p>117,669,030,460,994</text:p>
          </table:table-cell>
          <table:table-cell table:number-columns-repeated="1023"/>
        </table:table-row>
        <table:table-row table:style-name="ro1">
          <table:table-cell table:formula="of:=[.A70]+[.A69]" office:value-type="float" office:value="190392490709135" calcext:value-type="float">
            <text:p>190,392,490,709,135</text:p>
          </table:table-cell>
          <table:table-cell table:number-columns-repeated="1023"/>
        </table:table-row>
        <table:table-row table:style-name="ro1">
          <table:table-cell table:formula="of:=[.A71]+[.A70]" office:value-type="float" office:value="308061521170129" calcext:value-type="float">
            <text:p>308,061,521,170,129</text:p>
          </table:table-cell>
          <table:table-cell table:number-columns-repeated="1023"/>
        </table:table-row>
        <table:table-row table:style-name="ro1">
          <table:table-cell table:formula="of:=[.A72]+[.A71]" office:value-type="float" office:value="498454011879264" calcext:value-type="float">
            <text:p>498,454,011,879,264</text:p>
          </table:table-cell>
          <table:table-cell table:number-columns-repeated="1023"/>
        </table:table-row>
        <table:table-row table:style-name="ro1">
          <table:table-cell table:formula="of:=[.A73]+[.A72]" office:value-type="float" office:value="806515533049393" calcext:value-type="float">
            <text:p>806,515,533,049,393</text:p>
          </table:table-cell>
          <table:table-cell table:number-columns-repeated="1023"/>
        </table:table-row>
        <table:table-row table:style-name="ro1">
          <table:table-cell table:formula="of:=[.A74]+[.A73]" office:value-type="float" office:value="1.30496954492866E+015" calcext:value-type="float">
            <text:p>1,304,969,544,928,660</text:p>
          </table:table-cell>
          <table:table-cell table:number-columns-repeated="1023"/>
        </table:table-row>
        <table:table-row table:style-name="ro1">
          <table:table-cell table:formula="of:=[.A75]+[.A74]" office:value-type="float" office:value="2.11148507797805E+015" calcext:value-type="float">
            <text:p>2,111,485,077,978,050</text:p>
          </table:table-cell>
          <table:table-cell table:number-columns-repeated="1023"/>
        </table:table-row>
        <table:table-row table:style-name="ro1">
          <table:table-cell table:formula="of:=[.A76]+[.A75]" office:value-type="float" office:value="3.41645462290671E+015" calcext:value-type="float">
            <text:p>3,416,454,622,906,710</text:p>
          </table:table-cell>
          <table:table-cell table:number-columns-repeated="1023"/>
        </table:table-row>
        <table:table-row table:style-name="ro1">
          <table:table-cell table:formula="of:=[.A77]+[.A76]" office:value-type="float" office:value="5.52793970088476E+015" calcext:value-type="float">
            <text:p>5,527,939,700,884,760</text:p>
          </table:table-cell>
          <table:table-cell table:number-columns-repeated="1023"/>
        </table:table-row>
        <table:table-row table:style-name="ro1">
          <table:table-cell table:formula="of:=[.A78]+[.A77]" office:value-type="float" office:value="8.94439432379146E+015" calcext:value-type="float">
            <text:p>8,944,394,323,791,460</text:p>
          </table:table-cell>
          <table:table-cell table:number-columns-repeated="1023"/>
        </table:table-row>
        <table:table-row table:style-name="ro1">
          <table:table-cell table:formula="of:=[.A79]+[.A78]" office:value-type="float" office:value="1.44723340246762E+016" calcext:value-type="float">
            <text:p>14,472,334,024,676,200</text:p>
          </table:table-cell>
          <table:table-cell table:number-columns-repeated="1023"/>
        </table:table-row>
        <table:table-row table:style-name="ro1">
          <table:table-cell table:formula="of:=[.A80]+[.A79]" office:value-type="float" office:value="2.34167283484677E+016" calcext:value-type="float">
            <text:p>23,416,728,348,467,700</text:p>
          </table:table-cell>
          <table:table-cell table:number-columns-repeated="1023"/>
        </table:table-row>
        <table:table-row table:style-name="ro1">
          <table:table-cell table:formula="of:=[.A81]+[.A80]" office:value-type="float" office:value="3.78890623731439E+016" calcext:value-type="float">
            <text:p>37,889,062,373,143,900</text:p>
          </table:table-cell>
          <table:table-cell table:number-columns-repeated="1023"/>
        </table:table-row>
        <table:table-row table:style-name="ro1">
          <table:table-cell table:formula="of:=[.A82]+[.A81]" office:value-type="float" office:value="6.13057907216116E+016" calcext:value-type="float">
            <text:p>61,305,790,721,611,600</text:p>
          </table:table-cell>
          <table:table-cell table:number-columns-repeated="1023"/>
        </table:table-row>
        <table:table-row table:style-name="ro1">
          <table:table-cell table:formula="of:=[.A83]+[.A82]" office:value-type="float" office:value="9.91948530947555E+016" calcext:value-type="float">
            <text:p>99,194,853,094,755,500</text:p>
          </table:table-cell>
          <table:table-cell table:number-columns-repeated="1023"/>
        </table:table-row>
        <table:table-row table:style-name="ro1">
          <table:table-cell table:formula="of:=[.A84]+[.A83]" office:value-type="float" office:value="1.60500643816367E+017" calcext:value-type="float">
            <text:p>160,500,643,816,367,000</text:p>
          </table:table-cell>
          <table:table-cell table:number-columns-repeated="1023"/>
        </table:table-row>
        <table:table-row table:style-name="ro1">
          <table:table-cell table:formula="of:=[.A85]+[.A84]" office:value-type="float" office:value="2.59695496911123E+017" calcext:value-type="float">
            <text:p>259,695,496,911,123,000</text:p>
          </table:table-cell>
          <table:table-cell table:number-columns-repeated="1023"/>
        </table:table-row>
        <table:table-row table:style-name="ro1">
          <table:table-cell table:formula="of:=[.A86]+[.A85]" office:value-type="float" office:value="4.2019614072749E+017" calcext:value-type="float">
            <text:p>420,196,140,727,490,000</text:p>
          </table:table-cell>
          <table:table-cell table:number-columns-repeated="1023"/>
        </table:table-row>
        <table:table-row table:style-name="ro1">
          <table:table-cell table:formula="of:=[.A87]+[.A86]" office:value-type="float" office:value="6.79891637638612E+017" calcext:value-type="float">
            <text:p>679,891,637,638,612,000</text:p>
          </table:table-cell>
          <table:table-cell table:number-columns-repeated="1023"/>
        </table:table-row>
        <table:table-row table:style-name="ro1">
          <table:table-cell table:formula="of:=[.A88]+[.A87]" office:value-type="float" office:value="1.1000877783661E+018" calcext:value-type="float">
            <text:p>1,100,087,778,366,100,000</text:p>
          </table:table-cell>
          <table:table-cell table:number-columns-repeated="1023"/>
        </table:table-row>
        <table:table-row table:style-name="ro1">
          <table:table-cell table:formula="of:=[.A89]+[.A88]" office:value-type="float" office:value="1.77997941600471E+018" calcext:value-type="float">
            <text:p>1,779,979,416,004,710,000</text:p>
          </table:table-cell>
          <table:table-cell table:number-columns-repeated="1023"/>
        </table:table-row>
        <table:table-row table:style-name="ro1">
          <table:table-cell table:formula="of:=[.A90]+[.A89]" office:value-type="float" office:value="2.88006719437082E+018" calcext:value-type="float">
            <text:p>2,880,067,194,370,820,000</text:p>
          </table:table-cell>
          <table:table-cell table:number-columns-repeated="1023"/>
        </table:table-row>
        <table:table-row table:style-name="ro1">
          <table:table-cell table:formula="of:=[.A91]+[.A90]" office:value-type="float" office:value="4.66004661037553E+018" calcext:value-type="float">
            <text:p>4,660,046,610,375,530,000</text:p>
          </table:table-cell>
          <table:table-cell table:number-columns-repeated="1023"/>
        </table:table-row>
        <table:table-row table:style-name="ro1">
          <table:table-cell table:formula="of:=[.A92]+[.A91]" office:value-type="float" office:value="7.54011380474635E+018" calcext:value-type="float">
            <text:p>7,540,113,804,746,350,000</text:p>
          </table:table-cell>
          <table:table-cell table:number-columns-repeated="1023"/>
        </table:table-row>
        <table:table-row table:style-name="ro1">
          <table:table-cell table:formula="of:=[.A93]+[.A92]" office:value-type="float" office:value="1.22001604151219E+019" calcext:value-type="float">
            <text:p>12,200,160,415,121,900,000</text:p>
          </table:table-cell>
          <table:table-cell table:number-columns-repeated="1023"/>
        </table:table-row>
        <table:table-row table:style-name="ro1">
          <table:table-cell table:formula="of:=[.A94]+[.A93]" office:value-type="float" office:value="1.97402742198682E+019" calcext:value-type="float">
            <text:p>19,740,274,219,868,200,000</text:p>
          </table:table-cell>
          <table:table-cell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2:04:06.494911590</meta:creation-date>
    <dc:date>2015-11-25T13:52:54.201197628</dc:date>
    <meta:editing-duration>PT1H16M49S</meta:editing-duration>
    <meta:editing-cycles>6</meta:editing-cycles>
    <meta:generator>LibreOffice/4.2.8.2$Linux_X86_64 LibreOffice_project/420m0$Build-2</meta:generator>
    <meta:document-statistic meta:table-count="1" meta:cell-count="330" meta:object-count="0"/>
  </office:meta>
</office:document-meta>
</file>